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3a168" officeooo:paragraph-rsid="0013a168"/>
    </style:style>
    <style:style style:name="P2" style:family="paragraph" style:parent-style-name="Standard">
      <style:text-properties officeooo:rsid="001320ea" officeooo:paragraph-rsid="001320ea"/>
    </style:style>
    <style:style style:name="P3" style:family="paragraph" style:parent-style-name="Standard">
      <style:text-properties officeooo:rsid="001320ea" officeooo:paragraph-rsid="0013a168"/>
    </style:style>
    <style:style style:name="P4" style:family="paragraph" style:parent-style-name="Standard">
      <style:paragraph-properties fo:break-before="page"/>
      <style:text-properties officeooo:rsid="001320ea" officeooo:paragraph-rsid="0013a168"/>
    </style:style>
    <style:style style:name="P5" style:family="paragraph" style:parent-style-name="Standard">
      <style:text-properties officeooo:rsid="001320ea" officeooo:paragraph-rsid="0017595b"/>
    </style:style>
    <style:style style:name="P6" style:family="paragraph" style:parent-style-name="Standard">
      <style:text-properties officeooo:paragraph-rsid="001320ea"/>
    </style:style>
    <style:style style:name="P7" style:family="paragraph" style:parent-style-name="Standard">
      <style:text-properties officeooo:rsid="0014e16a" officeooo:paragraph-rsid="0014e16a"/>
    </style:style>
    <style:style style:name="P8" style:family="paragraph" style:parent-style-name="Standard">
      <style:text-properties officeooo:paragraph-rsid="0014e16a"/>
    </style:style>
    <style:style style:name="P9" style:family="paragraph" style:parent-style-name="Standard">
      <style:text-properties officeooo:rsid="001685f0" officeooo:paragraph-rsid="001685f0"/>
    </style:style>
    <style:style style:name="P10" style:family="paragraph" style:parent-style-name="Standard">
      <style:text-properties officeooo:rsid="0017c3c3" officeooo:paragraph-rsid="0017c3c3"/>
    </style:style>
    <style:style style:name="P11" style:family="paragraph" style:parent-style-name="Standard">
      <style:text-properties officeooo:rsid="0017c60c" officeooo:paragraph-rsid="0017c60c"/>
    </style:style>
    <style:style style:name="P12" style:family="paragraph" style:parent-style-name="Standard">
      <style:text-properties officeooo:rsid="0017e052" officeooo:paragraph-rsid="0017e052"/>
    </style:style>
    <style:style style:name="P13" style:family="paragraph" style:parent-style-name="Standard">
      <style:text-properties officeooo:rsid="0018da2e" officeooo:paragraph-rsid="0018da2e"/>
    </style:style>
    <style:style style:name="P14" style:family="paragraph" style:parent-style-name="Heading_20_1">
      <style:paragraph-properties fo:break-before="page"/>
      <style:text-properties officeooo:paragraph-rsid="0013a168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text-properties officeooo:paragraph-rsid="0013a168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Standard">
      <style:text-properties officeooo:rsid="001320ea" officeooo:paragraph-rsid="001320ea"/>
    </style:style>
    <style:style style:name="P19" style:family="paragraph" style:parent-style-name="Standard">
      <style:text-properties officeooo:rsid="001320ea" officeooo:paragraph-rsid="001972fe"/>
    </style:style>
    <style:style style:name="T1" style:family="text">
      <style:text-properties officeooo:rsid="0014e16a"/>
    </style:style>
    <style:style style:name="T2" style:family="text">
      <style:text-properties officeooo:rsid="001320e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0ea" style:font-weight-asian="bold" style:font-weight-complex="bold"/>
    </style:style>
    <style:style style:name="T5" style:family="text">
      <style:text-properties officeooo:rsid="0013a168"/>
    </style:style>
    <style:style style:name="T6" style:family="text">
      <style:text-properties officeooo:rsid="001972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jercicio 1 - Corregir errores en los elementos</text:h>
      <text:p text:style-name="P6">Los siguientes documentos no son válidos: contienen error <text:span text:style-name="T2">o error</text:span>es (los errores <text:span text:style-name="T4">NO</text:span> están en la DTD interna). </text:p>
      <text:p text:style-name="P7">Debes:</text:p>
      <text:p text:style-name="P8">* Corr<text:span text:style-name="T1">e</text:span>g<text:span text:style-name="T1">ir</text:span> los errores</text:p>
      <text:p text:style-name="P8">* <text:span text:style-name="T1">C</text:span>omprueb<text:span text:style-name="T1">ar</text:span> con XML Copy Editor que ya son documentos válidos</text:p>
      <text:h text:style-name="P16" text:outline-level="2">Ejercicio 1-1 – Números</text:h>
      <text:p text:style-name="P2">&lt;?xml version="1.0" encoding="UTF-8"?&gt;</text:p>
      <text:p text:style-name="P2">&lt;!DOCTYPE numeros [</text:p>
      <text:p text:style-name="P2"><text:s text:c="2"/>&lt;!ELEMENT numero (#PCDATA)&gt;</text:p>
      <text:p text:style-name="P2">]&gt;</text:p>
      <text:p text:style-name="P2"/>
      <text:p text:style-name="P2">&lt;numeros&gt;</text:p>
      <text:p text:style-name="P2"><text:s text:c="2"/>&lt;numero&gt;67&lt;/numero&gt;</text:p>
      <text:p text:style-name="P2">&lt;/numeros&gt;</text:p>
      <text:p text:style-name="P2"/>
      <text:p text:style-name="P9">R) elemento de numeros es incorrecto. </text:p>
      <text:p text:style-name="P5">&lt;?xml version="1.0" encoding="UTF-8"?&gt;</text:p>
      <text:p text:style-name="P5">&lt;!DOCTYPE numeros [</text:p>
      <text:p text:style-name="P5"><text:s text:c="2"/>&lt;!ELEMENT numero (#PCDATA)&gt;</text:p>
      <text:p text:style-name="P5">]&gt;</text:p>
      <text:p text:style-name="P5"/>
      <text:p text:style-name="P5">&lt;numeros&gt;</text:p>
      <text:p text:style-name="P5"><text:s text:c="2"/>&lt;numero&gt;67&lt;/numero&gt;</text:p>
      <text:p text:style-name="P5">&lt;/numeros&gt;</text:p>
      <text:h text:style-name="Heading_20_2" text:outline-level="2">Ejercicio 1-2 – Letras</text:h>
      <text:p text:style-name="P2">&lt;?xml version="1.0" encoding="UTF-8"?&gt;</text:p>
      <text:p text:style-name="P2">&lt;!DOCTYPE letras [</text:p>
      <text:p text:style-name="P2"><text:s text:c="2"/>&lt;!ELEMENT letras (letra)&gt;</text:p>
      <text:p text:style-name="P2"><text:s text:c="2"/>&lt;!ELEMENT letra (#PCDATA)&gt;</text:p>
      <text:p text:style-name="P2">]&gt;</text:p>
      <text:p text:style-name="P2"/>
      <text:p text:style-name="P2">&lt;letras&gt;</text:p>
      <text:p text:style-name="P2"><text:s text:c="2"/>&lt;letra&gt;<text:span text:style-name="T5">p</text:span>&lt;/letra&gt;</text:p>
      <text:p text:style-name="P2"><text:s text:c="2"/>&lt;letra&gt;uve doble&lt;/letra&gt;</text:p>
      <text:p text:style-name="P2">&lt;/letras&gt;</text:p>
      <text:p text:style-name="P2"/>
      <text:p text:style-name="P10">R) No tiene errores y es valido</text:p>
      <text:h text:style-name="Heading_20_2" text:outline-level="2">Ejercicio 1-<text:span text:style-name="T5">3</text:span> - El sistema solar</text:h>
      <text:p text:style-name="P2">&lt;?xml version="1.0" encoding="UTF-8"?&gt;</text:p>
      <text:p text:style-name="P2">&lt;!DOCTYPE sistemaSolar [</text:p>
      <text:p text:style-name="P2"><text:s text:c="2"/>&lt;!ELEMENT sistemaSolar (cuerpo*)&gt;</text:p>
      <text:p text:style-name="P2"><text:s text:c="2"/>&lt;!ELEMENT cuerpo (planeta|satelite|asteroide)&gt;</text:p>
      <text:p text:style-name="P2"><text:s text:c="2"/>&lt;!ELEMENT planeta (#PCDATA)&gt;</text:p>
      <text:p text:style-name="P2"><text:soft-page-break/><text:s text:c="2"/>&lt;!ELEMENT satelite (#PCDATA)&gt;</text:p>
      <text:p text:style-name="P2"><text:s text:c="2"/>&lt;!ELEMENT asteroide (#PCDATA)&gt;</text:p>
      <text:p text:style-name="P2">]&gt;</text:p>
      <text:p text:style-name="P2"/>
      <text:p text:style-name="P2">&lt;sistemaSolar&gt;</text:p>
      <text:p text:style-name="P2"><text:s text:c="2"/>&lt;cuerpo&gt;</text:p>
      <text:p text:style-name="P2"><text:s text:c="4"/>&lt;planeta&gt;Tierra&lt;/planeta&gt;</text:p>
      <text:p text:style-name="P2"><text:s text:c="4"/>&lt;satelite&gt;Luna&lt;/satelite&gt;</text:p>
      <text:p text:style-name="P19"><text:s text:c="4"/>&lt;asteroide&gt;<text:span text:style-name="T5">Apolo</text:span>&lt;/asteroide&gt;</text:p>
      <text:p text:style-name="P2"><text:s text:c="2"/>&lt;/cuerpo&gt;</text:p>
      <text:p text:style-name="P2"><text:s text:c="2"/></text:p>
      <text:p text:style-name="P2">&lt;/sistemaSolar&gt;</text:p>
      <text:p text:style-name="P2"/>
      <text:p text:style-name="P11">R) Es <text:span text:style-name="T6">invalido el xml y modificado queda como esta arriba.</text:span></text:p>
      <text:h text:style-name="P14" text:outline-level="1">Ejercicio 2 - Elementos sin atributos - Corregir errores en la DTD</text:h>
      <text:p text:style-name="P2"/>
      <text:p text:style-name="P3">Los siguientes documentos no son válidos porque contienen errores (los errores <text:span text:style-name="T3">están en la DTD interna</text:span>). <text:span text:style-name="T5">Debes:</text:span></text:p>
      <text:p text:style-name="P3">* Cor<text:span text:style-name="T5">regir</text:span> los errores</text:p>
      <text:p text:style-name="P3">* <text:span text:style-name="T5">C</text:span>ompr<text:span text:style-name="T5">o</text:span>b<text:span text:style-name="T5">ar</text:span> con XML Copy Editor que ya son documentos válidos.</text:p>
      <text:p text:style-name="P3"/>
      <text:p text:style-name="P3">Casi siempre habrá varias maneras de corregir la DTD, intente elegir la más sencilla.</text:p>
      <text:p text:style-name="P3"/>
      <text:h text:style-name="Heading_20_2" text:outline-level="2">Ejercicio 2-1 - Marcadores</text:h>
      <text:p text:style-name="P3"/>
      <text:p text:style-name="P3">&lt;?xml version="1.0" encoding="UTF-8"?&gt;</text:p>
      <text:p text:style-name="P3">&lt;!DOCTYPE favoritos [</text:p>
      <text:p text:style-name="P3"><text:s text:c="2"/>&lt;!ELEMENT favoritos (marcador)&gt;</text:p>
      <text:p text:style-name="P3"><text:s text:c="2"/>&lt;!ELEMENT marcador (nombre, uri)&gt;</text:p>
      <text:p text:style-name="P3"><text:s text:c="2"/>&lt;!ELEMENT nombre (#PCDATA)&gt;</text:p>
      <text:p text:style-name="P3"><text:s text:c="2"/>&lt;!ELEMENT uri (#PCDATA)&gt;</text:p>
      <text:p text:style-name="P3">]&gt;</text:p>
      <text:p text:style-name="P3"/>
      <text:p text:style-name="P3">&lt;marcadores&gt;</text:p>
      <text:p text:style-name="P3"><text:s text:c="2"/>&lt;marcador&gt;</text:p>
      <text:p text:style-name="P3"><text:s text:c="4"/>&lt;nombre&gt;W3C&lt;/nombre&gt;</text:p>
      <text:p text:style-name="P3"><text:s text:c="4"/>&lt;uri&gt;http://www.w3.org/&lt;/uri&gt;</text:p>
      <text:p text:style-name="P3"><text:s text:c="2"/>&lt;/marcador&gt;</text:p>
      <text:p text:style-name="P3"><text:s text:c="2"/>&lt;marcador&gt;</text:p>
      <text:p text:style-name="P3"><text:s text:c="4"/>&lt;nombre&gt;Web Hypertext Application Technology Working Group (WHATWG)&lt;/nombre&gt;</text:p>
      <text:p text:style-name="P3"><text:s text:c="4"/>&lt;uri&gt;http://www.whatwg.org/&lt;/uri&gt;</text:p>
      <text:p text:style-name="P3"><text:s text:c="2"/>&lt;/marcador&gt;</text:p>
      <text:p text:style-name="P3">&lt;/marcadores&gt;</text:p>
      <text:p text:style-name="P3"/>
      <text:p text:style-name="P11">R) El dtd no tiene “marcadores” definidos.</text:p>
      <text:p text:style-name="P4"/>
      <text:h text:style-name="Heading_20_2" text:outline-level="2">Ejercicio 2-2 - Efemérides</text:h>
      <text:p text:style-name="P3">&lt;?xml version="1.0" encoding="UTF-8"?&gt;</text:p>
      <text:p text:style-name="P3">&lt;!DOCTYPE efemerides [</text:p>
      <text:p text:style-name="P3"><text:s text:c="2"/>&lt;!ELEMENT efemerides (efemeride)&gt;</text:p>
      <text:p text:style-name="P3"><text:s text:c="2"/>&lt;!ELEMENT efemeride (fecha, hecho)&gt;</text:p>
      <text:p text:style-name="P3">]&gt;</text:p>
      <text:p text:style-name="P3"/>
      <text:p text:style-name="P3">&lt;efemerides&gt;</text:p>
      <text:p text:style-name="P3"><text:s text:c="2"/>&lt;efemeride&gt;</text:p>
      <text:p text:style-name="P3"><text:s text:c="4"/>&lt;fecha&gt;20 de julio de 1969&lt;/fecha&gt;</text:p>
      <text:p text:style-name="P3"><text:s text:c="4"/>&lt;hecho&gt;Llegada del hombre a la Luna&lt;/hecho&gt;</text:p>
      <text:p text:style-name="P3"><text:s text:c="2"/>&lt;/efemeride&gt;</text:p>
      <text:p text:style-name="P3"><text:s text:c="2"/>&lt;efemeride&gt;</text:p>
      <text:p text:style-name="P3"><text:s text:c="4"/>&lt;fecha&gt;12 de octubre de 1492&lt;/fecha&gt;</text:p>
      <text:p text:style-name="P3"><text:s text:c="4"/>&lt;hecho&gt;Llegada de Colón a América&lt;/hecho&gt;</text:p>
      <text:p text:style-name="P3"><text:s text:c="2"/>&lt;/efemeride&gt;</text:p>
      <text:p text:style-name="P3"><text:s text:c="2"/>&lt;efemeride&gt;</text:p>
      <text:p text:style-name="P3"><text:s text:c="4"/>&lt;fecha&gt;6 de abril de 1909&lt;/fecha&gt;</text:p>
      <text:p text:style-name="P3"><text:s text:c="4"/>&lt;hecho&gt;llegada de Robert Peary al Polo Norte&lt;/hecho&gt;</text:p>
      <text:p text:style-name="P3"><text:s text:c="2"/>&lt;/efemeride&gt;</text:p>
      <text:p text:style-name="P3">&lt;/efemerides&gt;</text:p>
      <text:p text:style-name="P3"/>
      <text:p text:style-name="P12">R) esta correcto el dtd, estan bien definidos los elementos juntos con sus valores. Y es correcto</text:p>
      <text:h text:style-name="Heading_20_2" text:outline-level="2">Ejercicio 2-3 - Aeropuertos</text:h>
      <text:p text:style-name="P3">&lt;?xml version="1.0" encoding="UTF-8"?&gt;</text:p>
      <text:p text:style-name="P3">&lt;!DOCTYPE aeropuertos [</text:p>
      <text:p text:style-name="P3"><text:s text:c="2"/>&lt;!ELEMENT aeropuertos (aeropuerto*)&gt;</text:p>
      <text:p text:style-name="P3"><text:s text:c="2"/>&lt;!ELEMENT aeropuerto (nombre, cerrado)&gt;</text:p>
      <text:p text:style-name="P3"><text:s text:c="2"/>&lt;!ELEMENT nombre (#PCDATA)&gt;</text:p>
      <text:p text:style-name="P3"><text:s text:c="2"/>&lt;!ELEMENT cerrado (#PCDATA)&gt;</text:p>
      <text:p text:style-name="P3">]&gt;</text:p>
      <text:p text:style-name="P3"/>
      <text:p text:style-name="P3">&lt;aeropuertos&gt;</text:p>
      <text:p text:style-name="P3"><text:s text:c="2"/>&lt;aeropuerto&gt;</text:p>
      <text:p text:style-name="P3"><text:s text:c="4"/>&lt;nombre&gt;Berlín Schönefeld (SFX)&lt;/nombre&gt;</text:p>
      <text:p text:style-name="P3"><text:s text:c="2"/>&lt;/aeropuerto&gt;</text:p>
      <text:p text:style-name="P3"><text:s text:c="2"/>&lt;aeropuerto&gt;</text:p>
      <text:p text:style-name="P3"><text:s text:c="4"/>&lt;nombre&gt;Berlín Tempelhof (THF)&lt;/nombre&gt;</text:p>
      <text:p text:style-name="P3"><text:s text:c="4"/>&lt;cerrado /&gt;</text:p>
      <text:p text:style-name="P3"><text:s/>&lt;/aeropuerto&gt;</text:p>
      <text:p text:style-name="P3">&lt;/aeropuertos&gt;</text:p>
      <text:p text:style-name="P3"/>
      <text:p text:style-name="P12">R) Esta bien el dtd y fue validado</text:p>
      <text:p text:style-name="P3"/>
      <text:p text:style-name="P3"/>
      <text:h text:style-name="P15" text:outline-level="1">Ejercicio 2-<text:span text:style-name="T1">4</text:span> - Reyes españoles</text:h>
      <text:p text:style-name="P3">&lt;?xml version="1.0" encoding="UTF-8"?&gt;</text:p>
      <text:p text:style-name="P3">&lt;!DOCTYPE reyesEspañoles [</text:p>
      <text:p text:style-name="P3"><text:s text:c="2"/>&lt;!ELEMENT reyesEspañoles (rey*, reina*)&gt;</text:p>
      <text:p text:style-name="P3"><text:s text:c="2"/>&lt;!ELEMENT rey (nombre, padre, madre)&gt;</text:p>
      <text:p text:style-name="P3"><text:s text:c="2"/>&lt;!ELEMENT nombre (#PCDATA)&gt;</text:p>
      <text:p text:style-name="P3"><text:s text:c="2"/>&lt;!ELEMENT padre (#PCDATA)&gt;</text:p>
      <text:p text:style-name="P3"><text:s text:c="2"/>&lt;!ELEMENT madre (#PCDATA)&gt;</text:p>
      <text:p text:style-name="P3">]&gt;</text:p>
      <text:p text:style-name="P3"/>
      <text:p text:style-name="P3">&lt;reyesEspañoles&gt;</text:p>
      <text:p text:style-name="P3"><text:s text:c="2"/>&lt;rey&gt;</text:p>
      <text:p text:style-name="P3"><text:s text:c="4"/>&lt;nombre&gt;Felipe III&lt;/nombre&gt;</text:p>
      <text:p text:style-name="P3"><text:s text:c="4"/>&lt;padre&gt;Felipe II&lt;/padre&gt;</text:p>
      <text:p text:style-name="P3"><text:s text:c="4"/>&lt;madre&gt;Ana de Austria&lt;/madre&gt;</text:p>
      <text:p text:style-name="P3"><text:s text:c="2"/>&lt;/rey&gt;</text:p>
      <text:p text:style-name="P3"><text:s text:c="2"/>&lt;reina&gt;</text:p>
      <text:p text:style-name="P3"><text:s text:c="4"/>&lt;nombre&gt;Juana la Loca&lt;/nombre&gt;</text:p>
      <text:p text:style-name="P3"><text:s text:c="4"/>&lt;padre&gt;Fernando el Católico&lt;/padre&gt;</text:p>
      <text:p text:style-name="P3"><text:s text:c="4"/>&lt;madre&gt;Isabel la Católica&lt;/madre&gt;</text:p>
      <text:p text:style-name="P3"><text:s text:c="2"/>&lt;/reina&gt;</text:p>
      <text:p text:style-name="P3"><text:s text:c="2"/>&lt;rey&gt;</text:p>
      <text:p text:style-name="P3"><text:s text:c="4"/>&lt;nombre&gt;Carlos I&lt;/nombre&gt;</text:p>
      <text:p text:style-name="P3"><text:s text:c="4"/>&lt;padre&gt;Felipe el Hermoso&lt;/padre&gt;</text:p>
      <text:p text:style-name="P3"><text:s text:c="4"/>&lt;madre&gt;Juan la Loca&lt;/madre&gt;</text:p>
      <text:p text:style-name="P3"><text:s text:c="2"/>&lt;/rey&gt;</text:p>
      <text:p text:style-name="P3">&lt;/reyesEspañoles&gt;</text:p>
      <text:p text:style-name="P3"/>
      <text:p text:style-name="P12">R) </text:p>
      <text:h text:style-name="P17" text:outline-level="2">Ejercicio 2-<text:span text:style-name="T1">5</text:span> - Códigos de colores</text:h>
      <text:p text:style-name="P3"/>
      <text:p text:style-name="P3">&lt;?xml version="1.0" encoding="UTF-8"?&gt;</text:p>
      <text:p text:style-name="P3">&lt;!DOCTYPE colores [</text:p>
      <text:p text:style-name="P3"><text:s text:c="2"/>&lt;!ELEMENT colores (color*)&gt;</text:p>
      <text:p text:style-name="P3"><text:s text:c="2"/>&lt;!ELEMENT nombreSvg (#PCDATA)&gt;</text:p>
      <text:p text:style-name="P3"><text:s text:c="2"/>&lt;!ELEMENT rgb (#PCDATA)&gt;</text:p>
      <text:p text:style-name="P3"><text:s text:c="2"/>&lt;!ELEMENT cmyk (#PCDATA)&gt;</text:p>
      <text:p text:style-name="P3">]&gt;</text:p>
      <text:p text:style-name="P3"/>
      <text:p text:style-name="P3">&lt;colores&gt;</text:p>
      <text:p text:style-name="P3"><text:s text:c="2"/>&lt;color&gt;</text:p>
      <text:p text:style-name="P3"><text:s text:c="4"/>&lt;nombreSvg&gt;Purple&lt;/nombreSvg&gt;</text:p>
      <text:p text:style-name="P3"><text:s text:c="4"/>&lt;codigo&gt;</text:p>
      <text:p text:style-name="P3"><text:s text:c="6"/>&lt;rgb&gt;#800080&lt;/rgb&gt;</text:p>
      <text:p text:style-name="P3"><text:s text:c="4"/>&lt;/codigo&gt;</text:p>
      <text:p text:style-name="P3"><text:s text:c="2"/>&lt;/color&gt;</text:p>
      <text:p text:style-name="P3"><text:s text:c="2"/>&lt;color&gt;</text:p>
      <text:p text:style-name="P3"><text:s text:c="4"/>&lt;nombreSvg&gt;Purple&lt;/nombreSvg&gt;</text:p>
      <text:p text:style-name="P3"><text:s text:c="4"/>&lt;codigo&gt;</text:p>
      <text:p text:style-name="P3"><text:s text:c="6"/>&lt;cmyk&gt;#00FF007F&lt;/cmyk&gt;</text:p>
      <text:p text:style-name="P3"><text:s text:c="4"/>&lt;/codigo&gt;</text:p>
      <text:p text:style-name="P3"><text:s text:c="2"/>&lt;/color&gt;</text:p>
      <text:p text:style-name="P3">&lt;/colores&gt;</text:p>
      <text:p text:style-name="P3"/>
      <text:p text:style-name="P13">R) Color no tiene definido codigo ni codigo tiene definido rgb ni cmyk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a168" officeooo:paragraph-rsid="0013a168"/>
    </style:style>
    <style:style style:name="MT1" style:family="text">
      <style:text-properties officeooo:rsid="0014e16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oletín DTD <text:span text:style-name="MT1">sin atributo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2T12:52:03.242000000</meta:creation-date>
    <dc:date>2022-12-13T13:58:12.273000000</dc:date>
    <meta:editing-duration>PT16M59S</meta:editing-duration>
    <meta:editing-cycles>3</meta:editing-cycles>
    <meta:generator>LibreOffice/7.2.7.2$Windows_X86_64 LibreOffice_project/8d71d29d553c0f7dcbfa38fbfda25ee34cce99a2</meta:generator>
    <meta:document-statistic meta:table-count="0" meta:image-count="0" meta:object-count="0" meta:page-count="6" meta:paragraph-count="164" meta:word-count="497" meta:character-count="4358" meta:non-whitespace-character-count="3766"/>
  </office:meta>
</office:document-meta>
</file>